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9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4">
      <style:text-properties style:font-name="Ubuntu" fo:font-size="8pt" style:font-size-asian="8pt" style:font-size-complex="8pt"/>
    </style:style>
    <style:style style:name="ce51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default-cell-style-name="ce28"/>
        <table:table-column table:style-name="co13" table:default-cell-style-name="ce28"/>
        <table:table-column table:style-name="co14" table:default-cell-style-name="ce14"/>
        <table:table-column table:style-name="co15" table:default-cell-style-name="ce14"/>
        <table:table-column table:style-name="co16" table:default-cell-style-name="ce10"/>
        <table:table-column table:style-name="co17" table:default-cell-style-name="ce37"/>
        <table:table-column table:style-name="co18" table:default-cell-style-name="ce37"/>
        <table:table-column table:style-name="co19" table:default-cell-style-name="ce10"/>
        <table:table-column table:style-name="co5" table:number-columns-repeated="2" table:default-cell-style-name="ce10"/>
        <table:table-column table:style-name="co5" table:default-cell-style-name="ce50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5"/>
            <table:table-cell table:style-name="ce27" table:number-columns-repeated="2"/>
            <table:table-cell table:style-name="ce33" table:number-columns-repeated="2"/>
            <table:table-cell table:style-name="ce20"/>
            <table:table-cell table:style-name="ce36"/>
            <table:table-cell table:style-name="ce40"/>
            <table:table-cell table:style-name="ce21" table:number-columns-repeated="3"/>
            <table:table-cell table:style-name="ce49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9" office:value-type="string">
              <text:p>Position X</text:p>
            </table:table-cell>
            <table:table-cell table:style-name="ce29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1" office:value-type="string">
              <text:p>NOTE1</text:p>
            </table:table-cell>
            <table:table-cell table:style-name="ce41" office:value-type="string">
              <text:p>NOTE 2</text:p>
            </table:table-cell>
            <table:table-cell table:style-name="ce41" office:value-type="string">
              <text:p>MODULE</text:p>
            </table:table-cell>
            <table:table-cell table:style-name="ce41" office:value-type="string">
              <text:p>QTY</text:p>
            </table:table-cell>
            <table:table-cell table:style-name="ce51" office:value-type="string">
              <text:p>RATE</text:p>
            </table:table-cell>
            <table:table-cell table:style-name="ce41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30" office:value-type="float" office:value="6.34">
            <text:p>6.34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30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6" office:value-type="string">
            <text:p>100u</text:p>
          </table:table-cell>
          <table:table-cell table:style-name="ce31" office:value-type="float" office:value="1.7975">
            <text:p>1.7975</text:p>
          </table:table-cell>
          <table:table-cell table:style-name="ce31" office:value-type="float" office:value="9.0375">
            <text:p>9.0375</text:p>
          </table:table-cell>
          <table:table-cell table:style-name="ce34" office:value-type="float" office:value="180">
            <text:p>18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6" office:value-type="string">
            <text:p>100u</text:p>
          </table:table-cell>
          <table:table-cell table:style-name="ce31" office:value-type="float" office:value="7.0775">
            <text:p>7.0775</text:p>
          </table:table-cell>
          <table:table-cell table:style-name="ce31" office:value-type="float" office:value="8.88">
            <text:p>8.88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ECE-A1CKA101/P833-ND/44757">DigiKey</text:a></text:p>
          </table:table-cell>
          <table:table-cell table:style-name="ce35" office:value-type="string">
            <text:p>P833-ND</text:p>
          </table:table-cell>
          <table:table-cell table:style-name="ce42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30" office:value-type="float" office:value="3.645">
            <text:p>3.645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30" office:value-type="float" office:value="6.5075">
            <text:p>6.507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30" office:value-type="float" office:value="1.4625">
            <text:p>1.4625</text:p>
          </table:table-cell>
          <table:table-cell table:style-name="ce30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30" office:value-type="float" office:value="5.8325">
            <text:p>5.8325</text:p>
          </table:table-cell>
          <table:table-cell table:style-name="ce30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30" office:value-type="float" office:value="6.695">
            <text:p>6.6950</text:p>
          </table:table-cell>
          <table:table-cell table:style-name="ce30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3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30" office:value-type="float" office:value="6.8925">
            <text:p>6.8925</text:p>
          </table:table-cell>
          <table:table-cell table:style-name="ce30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30" office:value-type="float" office:value="6.865">
            <text:p>6.8650</text:p>
          </table:table-cell>
          <table:table-cell table:style-name="ce30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30" office:value-type="float" office:value="1.2">
            <text:p>1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30" office:value-type="float" office:value="1.6">
            <text:p>1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30" office:value-type="float" office:value="2">
            <text:p>2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30" office:value-type="float" office:value="2.4">
            <text:p>2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30" office:value-type="float" office:value="2.8">
            <text:p>2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30" office:value-type="float" office:value="4">
            <text:p>4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30" office:value-type="float" office:value="4.4">
            <text:p>4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30" office:value-type="float" office:value="4.8">
            <text:p>4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30" office:value-type="float" office:value="5.2">
            <text:p>5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30" office:value-type="float" office:value="5.6">
            <text:p>5.6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30" office:value-type="float" office:value="6">
            <text:p>6.0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30" office:value-type="float" office:value="6.4">
            <text:p>6.4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30" office:value-type="float" office:value="6.8">
            <text:p>6.8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30" office:value-type="float" office:value="7.2">
            <text:p>7.2000</text:p>
          </table:table-cell>
          <table:table-cell table:style-name="ce30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30" office:value-type="float" office:value="3.54">
            <text:p>3.54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30" office:value-type="float" office:value="4.23">
            <text:p>4.2300</text:p>
          </table:table-cell>
          <table:table-cell table:style-name="ce30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30" office:value-type="float" office:value="7.19">
            <text:p>7.190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/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146]*[.M146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30" office:value-type="float" office:value="2.3">
            <text:p>2.30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30" office:value-type="float" office:value="7.12">
            <text:p>7.1200</text:p>
          </table:table-cell>
          <table:table-cell table:style-name="ce30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30" office:value-type="float" office:value="1.75">
            <text:p>1.7500</text:p>
          </table:table-cell>
          <table:table-cell table:style-name="ce30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6 pin, for FTDI</text:p>
          </table:table-cell>
          <table:table-cell table:style-name="ce17" office:value-type="string">
            <text:p>pin_strip_6</text:p>
          </table:table-cell>
          <table:table-cell office:value-type="float" office:value="1">
            <text:p>1</text:p>
          </table:table-cell>
          <table:table-cell table:formula="of:=(3.11/50)*6" office:value-type="currency" office:currency="USD" office:value="0.3732">
            <text:p>$0.37</text:p>
          </table:table-cell>
          <table:table-cell table:formula="of:=[.L155]*[.M155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6.835">
            <text:p>6.83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30" office:value-type="float" office:value="6.515">
            <text:p>6.515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30" office:value-type="float" office:value="6.18">
            <text:p>6.1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30" office:value-type="float" office:value="5.82">
            <text:p>5.8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30" office:value-type="float" office:value="5.46">
            <text:p>5.4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30" office:value-type="float" office:value="4.74">
            <text:p>4.7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30" office:value-type="float" office:value="4.38">
            <text:p>4.3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30" office:value-type="float" office:value="4.02">
            <text:p>4.0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30" office:value-type="float" office:value="3.66">
            <text:p>3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30" office:value-type="float" office:value="2.94">
            <text:p>2.94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30" office:value-type="float" office:value="2.58">
            <text:p>2.58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30" office:value-type="float" office:value="2.22">
            <text:p>2.22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30" office:value-type="float" office:value="1.9">
            <text:p>1.90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30" office:value-type="float" office:value="1.66">
            <text:p>1.6600</text:p>
          </table:table-cell>
          <table:table-cell table:style-name="ce30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30" office:value-type="float" office:value="3.05">
            <text:p>3.0500</text:p>
          </table:table-cell>
          <table:table-cell table:style-name="ce30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76">
            <text:p>6.7600</text:p>
          </table:table-cell>
          <table:table-cell table:style-name="ce30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63">
            <text:p>6.6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6.295">
            <text:p>6.29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95">
            <text:p>5.9500</text:p>
          </table:table-cell>
          <table:table-cell table:style-name="ce30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59">
            <text:p>5.5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5.23">
            <text:p>5.2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87">
            <text:p>4.8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51">
            <text:p>4.5100</text:p>
          </table:table-cell>
          <table:table-cell table:style-name="ce30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4.15">
            <text:p>4.1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79">
            <text:p>3.79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43">
            <text:p>3.43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3.07">
            <text:p>3.07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71">
            <text:p>2.71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35">
            <text:p>2.350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2.015">
            <text:p>2.0150</text:p>
          </table:table-cell>
          <table:table-cell table:style-name="ce30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30" office:value-type="float" office:value="1.965">
            <text:p>1.9650</text:p>
          </table:table-cell>
          <table:table-cell table:style-name="ce30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30" office:value-type="float" office:value="1.8725">
            <text:p>1.8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30" office:value-type="float" office:value="2.4725">
            <text:p>2.4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30" office:value-type="float" office:value="3.0725">
            <text:p>3.0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30" office:value-type="float" office:value="3.99">
            <text:p>3.99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30" office:value-type="float" office:value="3.6725">
            <text:p>3.6725</text:p>
          </table:table-cell>
          <table:table-cell table:style-name="ce30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30" office:value-type="float" office:value="3.09">
            <text:p>3.0900</text:p>
          </table:table-cell>
          <table:table-cell table:style-name="ce30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30" office:value-type="float" office:value="4.05">
            <text:p>4.0500</text:p>
          </table:table-cell>
          <table:table-cell table:style-name="ce30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30" office:value-type="float" office:value="3.7075">
            <text:p>3.7075</text:p>
          </table:table-cell>
          <table:table-cell table:style-name="ce30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30" office:value-type="float" office:value="5.1">
            <text:p>5.1000</text:p>
          </table:table-cell>
          <table:table-cell table:style-name="ce30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30" office:value-type="float" office:value="3.2">
            <text:p>3.2000</text:p>
          </table:table-cell>
          <table:table-cell table:style-name="ce30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30" office:value-type="float" office:value="4.5">
            <text:p>4.5000</text:p>
          </table:table-cell>
          <table:table-cell table:style-name="ce30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6" office:value-type="string">
            <text:p>680E</text:p>
          </table:table-cell>
          <table:table-cell table:style-name="ce31" office:value-type="float" office:value="1.335">
            <text:p>1.3350</text:p>
          </table:table-cell>
          <table:table-cell table:style-name="ce31" office:value-type="float" office:value="1.91">
            <text:p>1.910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CF18JT680R/CF18JT680RCT-ND/2022738">DigiKey</text:a></text:p>
          </table:table-cell>
          <table:table-cell table:style-name="ce35" office:value-type="string">
            <text:p>CF18JT680RCT-ND</text:p>
          </table:table-cell>
          <table:table-cell table:style-name="ce35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30" office:value-type="float" office:value="5.625">
            <text:p>5.6250</text:p>
          </table:table-cell>
          <table:table-cell table:style-name="ce30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30" office:value-type="float" office:value="5.7025">
            <text:p>5.7025</text:p>
          </table:table-cell>
          <table:table-cell table:style-name="ce30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30" office:value-type="float" office:value="3.6">
            <text:p>3.6000</text:p>
          </table:table-cell>
          <table:table-cell table:style-name="ce30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52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35" office:value-type="string">
            <text:p>450-1644-ND</text:p>
          </table:table-cell>
          <table:table-cell table:style-name="ce35"/>
          <table:table-cell table:style-name="ce44" office:value-type="string">
            <text:p>Push button switch, Long Button</text:p>
          </table:table-cell>
          <table:table-cell table:style-name="ce17" office:value-type="string">
            <text:p>SW-PB-MOD</text:p>
          </table:table-cell>
          <table:table-cell office:value-type="float" office:value="4">
            <text:p>4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76">
            <text:p>$0.76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42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2JH/450-1649-ND/1632535">DigiKey</text:a></text:p>
          </table:table-cell>
          <table:table-cell table:style-name="ce35" office:value-type="string">
            <text:p>450-1649-ND</text:p>
          </table:table-cell>
          <table:table-cell table:style-name="ce35"/>
          <table:table-cell table:style-name="ce44" office:value-type="string">
            <text:p>Push button switch, Short Button</text:p>
          </table:table-cell>
          <table:table-cell table:style-name="ce17" office:value-type="string">
            <text:p>SW-PB-MOD</text:p>
          </table:table-cell>
          <table:table-cell office:value-type="float" office:value="1">
            <text:p>1</text:p>
          </table:table-cell>
          <table:table-cell office:value-type="currency" office:currency="USD" office:value="0.2">
            <text:p>$0.20</text:p>
          </table:table-cell>
          <table:table-cell table:formula="of:=[.L213]*[.M213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4">
            <text:p>1.4000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Back</text:p>
          </table:table-cell>
          <table:table-cell table:style-name="ce35" office:value-type="string">
            <text:p><text:a xlink:href="http://search.digikey.com/us/en/products/FSM4JH/450-1650-ND/1632536">DigiKey</text:a></text:p>
          </table:table-cell>
          <table:table-cell table:style-name="ce35" office:value-type="string">
            <text:p>450-1650-ND</text:p>
          </table:table-cell>
          <table:table-cell table:style-name="ce35"/>
          <table:table-cell table:style-name="ce44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30" office:value-type="float" office:value="1.985">
            <text:p>1.9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6" office:value-type="float" office:value="7805">
            <text:p>7805</text:p>
          </table:table-cell>
          <table:table-cell table:style-name="ce31" office:value-type="float" office:value="6.1025">
            <text:p>6.1025</text:p>
          </table:table-cell>
          <table:table-cell table:style-name="ce31" office:value-type="float" office:value="9.52">
            <text:p>9.5200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--</text:p>
          </table:table-cell>
          <table:table-cell table:style-name="ce38" office:value-type="string">
            <text:p>--</text:p>
          </table:table-cell>
          <table:table-cell table:style-name="ce35"/>
          <table:table-cell table:style-name="ce44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30" office:value-type="float" office:value="3.49">
            <text:p>3.4900</text:p>
          </table:table-cell>
          <table:table-cell table:style-name="ce30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30" office:value-type="float" office:value="5.12">
            <text:p>5.1200</text:p>
          </table:table-cell>
          <table:table-cell table:style-name="ce30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6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30" office:value-type="float" office:value="3.24">
            <text:p>3.2400</text:p>
          </table:table-cell>
          <table:table-cell table:style-name="ce30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4:.L223])" office:value-type="float" office:value="220">
            <text:p>220</text:p>
          </table:table-cell>
          <table:table-cell table:style-name="ce45" table:formula="of:=SUM([.M4:.M223])" office:value-type="currency" office:currency="USD" office:value="29.4352">
            <text:p>$29.44</text:p>
          </table:table-cell>
          <table:table-cell table:style-name="ce45" table:formula="of:=SUM([.N4:.N223])" office:value-type="currency" office:currency="USD" office:value="68.2952">
            <text:p>$68.30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30" office:value-type="float" office:value="3.4425">
            <text:p>3.442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30" office:value-type="float" office:value="3.0375">
            <text:p>3.0375</text:p>
          </table:table-cell>
          <table:table-cell table:style-name="ce30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30" office:value-type="float" office:value="6.3375">
            <text:p>6.3375</text:p>
          </table:table-cell>
          <table:table-cell table:style-name="ce30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30" office:value-type="float" office:value="2.185">
            <text:p>2.1850</text:p>
          </table:table-cell>
          <table:table-cell table:style-name="ce30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30" office:value-type="float" office:value="6.675">
            <text:p>6.6750</text:p>
          </table:table-cell>
          <table:table-cell table:style-name="ce30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232]*[.M232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30" office:value-type="float" office:value="6.4875">
            <text:p>6.4875</text:p>
          </table:table-cell>
          <table:table-cell table:style-name="ce30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30" office:value-type="float" office:value="5.2275">
            <text:p>5.2275</text:p>
          </table:table-cell>
          <table:table-cell table:style-name="ce30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30" office:value-type="float" office:value="5.185">
            <text:p>5.1850</text:p>
          </table:table-cell>
          <table:table-cell table:style-name="ce30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30" office:value-type="float" office:value="2.65">
            <text:p>2.6500</text:p>
          </table:table-cell>
          <table:table-cell table:style-name="ce30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30" office:value-type="float" office:value="1.4">
            <text:p>1.40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30" office:value-type="float" office:value="7.26">
            <text:p>7.2600</text:p>
          </table:table-cell>
          <table:table-cell table:style-name="ce30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30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9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6" office:value-type="string">
            <text:p>INC</text:p>
          </table:table-cell>
          <table:table-cell table:style-name="ce31" office:value-type="float" office:value="3.3">
            <text:p>3.3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 office:value-type="float" office:value="5">
            <text:p>5</text:p>
          </table:table-cell>
          <table:table-cell table:style-name="ce52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6" office:value-type="string">
            <text:p>DEC</text:p>
          </table:table-cell>
          <table:table-cell table:style-name="ce31" office:value-type="float" office:value="2.7">
            <text:p>2.7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1]*[.M241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6" office:value-type="string">
            <text:p>MODE</text:p>
          </table:table-cell>
          <table:table-cell table:style-name="ce31" office:value-type="float" office:value="2.1">
            <text:p>2.1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2]*[.M242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6" office:value-type="string">
            <text:p>RST</text:p>
          </table:table-cell>
          <table:table-cell table:style-name="ce31" office:value-type="float" office:value="1.5">
            <text:p>1.5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3]*[.M243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6" office:value-type="string">
            <text:p>ENTER</text:p>
          </table:table-cell>
          <table:table-cell table:style-name="ce31" office:value-type="float" office:value="3.9">
            <text:p>3.9000</text:p>
          </table:table-cell>
          <table:table-cell table:style-name="ce31" office:value-type="float" office:value="1.2725">
            <text:p>1.2725</text:p>
          </table:table-cell>
          <table:table-cell table:style-name="ce34" office:value-type="float" office:value="270">
            <text:p>270</text:p>
          </table:table-cell>
          <table:table-cell table:style-name="ce34" office:value-type="string">
            <text:p>Front</text:p>
          </table:table-cell>
          <table:table-cell table:style-name="ce35" office:value-type="string">
            <text:p><text:a xlink:href="http://search.digikey.com/us/en/products/FSMRA3JH/450-1657-ND/1632543">DigiKey</text:a></text:p>
          </table:table-cell>
          <table:table-cell table:style-name="ce35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4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8"/>
          <table:table-cell table:style-name="ce52"/>
          <table:table-cell table:formula="of:=[.L244]*[.M244]" office:value-type="float" office:value="0">
            <text:p>0</text:p>
          </table:table-cell>
          <table:table-cell table:style-name="ce48" table:number-columns-repeated="1008"/>
          <table:table-cell table:style-name="ce55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9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26:.L245])" office:value-type="float" office:value="20">
            <text:p>20</text:p>
          </table:table-cell>
          <table:table-cell table:style-name="ce45" table:formula="of:=SUM([.M226:.M245])" office:value-type="currency" office:currency="USD" office:value="18.2289666666667">
            <text:p>$18.23</text:p>
          </table:table-cell>
          <table:table-cell table:style-name="ce45" table:formula="of:=SUM([.N226:.N245])" office:value-type="currency" office:currency="USD" office:value="20.8689666666667">
            <text:p>$20.8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30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table:style-name="ce53"/>
          <table:table-cell table:style-name="ce32" table:number-columns-repeated="1011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2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2"/>
          <table:table-cell table:style-name="ce53"/>
          <table:table-cell table:style-name="ce32" table:number-columns-repeated="1011"/>
        </table:table-row>
        <table:table-row table:style-name="ro4">
          <table:table-cell table:number-columns-repeated="9"/>
          <table:table-cell table:style-name="ce37"/>
          <table:table-cell table:style-name="ce45"/>
          <table:table-cell table:style-name="ce45" table:formula="of:=SUM([.L248:.L268])" office:value-type="float" office:value="34">
            <text:p>34</text:p>
          </table:table-cell>
          <table:table-cell table:style-name="ce45" table:formula="of:=SUM([.M248:.M268])" office:value-type="currency" office:currency="USD" office:value="59.16">
            <text:p>$59.16</text:p>
          </table:table-cell>
          <table:table-cell table:style-name="ce45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5" office:value-type="string">
            <text:p>GRAND TOTAL</text:p>
          </table:table-cell>
          <table:table-cell table:style-name="ce45" table:number-columns-repeated="2"/>
          <table:table-cell table:style-name="ce54"/>
          <table:table-cell table:style-name="ce45" table:formula="of:=[.N224]+[.N269]" office:value-type="currency" office:currency="USD" office:value="128.3552">
            <text:p>$128.36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17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6T17:50:29.70</dc:date>
    <dc:creator>Anool Mahidharia</dc:creator>
    <meta:generator>OpenOffice.org/3.3$Win32 OpenOffice.org_project/330m20$Build-9567</meta:generator>
    <meta:editing-duration>PT17H9M11S</meta:editing-duration>
    <meta:editing-cycles>66</meta:editing-cycles>
    <meta:document-statistic meta:table-count="3" meta:cell-count="4650" meta:object-count="0"/>
  </office:meta>
</office:document-meta>
</file>